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3mm" svg:x="105.36mm" svg:y="127.18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+(1)*(ABS([.A2]-[.$C$1])) + (0.5)*(ABS(-[.A2]-[.$C$1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+(1)*(ABS([.A3]-[.$C$1])) + (0.5)*(ABS(-[.A3]-[.$C$1]))" office:value-type="float" office:value="41.5" calcext:value-type="float">
            <text:p>4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+(1)*(ABS([.A4]-[.$C$1])) + (0.5)*(ABS(-[.A4]-[.$C$1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+(1)*(ABS([.A5]-[.$C$1])) + (0.5)*(ABS(-[.A5]-[.$C$1])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+(1)*(ABS([.A6]-[.$C$1])) + (0.5)*(ABS(-[.A6]-[.$C$1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+(1)*(ABS([.A7]-[.$C$1])) + (0.5)*(ABS(-[.A7]-[.$C$1]))" office:value-type="float" office:value="39.5" calcext:value-type="float">
            <text:p>39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+(1)*(ABS([.A8]-[.$C$1])) + (0.5)*(ABS(-[.A8]-[.$C$1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+(1)*(ABS([.A9]-[.$C$1])) + (0.5)*(ABS(-[.A9]-[.$C$1]))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+(1)*(ABS([.A10]-[.$C$1])) + (0.5)*(ABS(-[.A10]-[.$C$1])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+(1)*(ABS([.A11]-[.$C$1])) + (0.5)*(ABS(-[.A11]-[.$C$1])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+(1)*(ABS([.A12]-[.$C$1])) + (0.5)*(ABS(-[.A12]-[.$C$1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+(1)*(ABS([.A13]-[.$C$1])) + (0.5)*(ABS(-[.A13]-[.$C$1]))"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+(1)*(ABS([.A14]-[.$C$1])) + (0.5)*(ABS(-[.A14]-[.$C$1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+(1)*(ABS([.A15]-[.$C$1])) + (0.5)*(ABS(-[.A15]-[.$C$1]))"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+(1)*(ABS([.A16]-[.$C$1])) + (0.5)*(ABS(-[.A16]-[.$C$1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+(1)*(ABS([.A17]-[.$C$1])) + (0.5)*(ABS(-[.A17]-[.$C$1]))"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+(1)*(ABS([.A18]-[.$C$1])) + (0.5)*(ABS(-[.A18]-[.$C$1])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+(1)*(ABS([.A19]-[.$C$1])) + (0.5)*(ABS(-[.A19]-[.$C$1]))"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+(1)*(ABS([.A20]-[.$C$1])) + (0.5)*(ABS(-[.A20]-[.$C$1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+(1)*(ABS([.A21]-[.$C$1])) + (0.5)*(ABS(-[.A21]-[.$C$1])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+(1)*(ABS([.A22]-[.$C$1])) + (0.5)*(ABS(-[.A22]-[.$C$1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+(1)*(ABS([.A23]-[.$C$1])) + (0.5)*(ABS(-[.A23]-[.$C$1]))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+(1)*(ABS([.A24]-[.$C$1])) + (0.5)*(ABS(-[.A24]-[.$C$1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+(1)*(ABS([.A25]-[.$C$1])) + (0.5)*(ABS(-[.A25]-[.$C$1]))"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+(1)*(ABS([.A26]-[.$C$1])) + (0.5)*(ABS(-[.A26]-[.$C$1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+(1)*(ABS([.A27]-[.$C$1])) + (0.5)*(ABS(-[.A27]-[.$C$1]))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+(1)*(ABS([.A28]-[.$C$1])) + (0.5)*(ABS(-[.A28]-[.$C$1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+(1)*(ABS([.A29]-[.$C$1])) + (0.5)*(ABS(-[.A29]-[.$C$1]))"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+(1)*(ABS([.A30]-[.$C$1])) + (0.5)*(ABS(-[.A30]-[.$C$1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+(1)*(ABS([.A31]-[.$C$1])) + (0.5)*(ABS(-[.A31]-[.$C$1])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+(1)*(ABS([.A32]-[.$C$1])) + (0.5)*(ABS(-[.A32]-[.$C$1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+(1)*(ABS([.A33]-[.$C$1])) + (0.5)*(ABS(-[.A33]-[.$C$1])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+(1)*(ABS([.A34]-[.$C$1])) + (0.5)*(ABS(-[.A34]-[.$C$1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+(1)*(ABS([.A35]-[.$C$1])) + (0.5)*(ABS(-[.A35]-[.$C$1]))"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+(1)*(ABS([.A36]-[.$C$1])) + (0.5)*(ABS(-[.A36]-[.$C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+(1)*(ABS([.A37]-[.$C$1])) + (0.5)*(ABS(-[.A37]-[.$C$1]))"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+(1)*(ABS([.A38]-[.$C$1])) + (0.5)*(ABS(-[.A38]-[.$C$1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+(1)*(ABS([.A39]-[.$C$1])) + (0.5)*(ABS(-[.A39]-[.$C$1]))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+(1)*(ABS([.A40]-[.$C$1])) + (0.5)*(ABS(-[.A40]-[.$C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+(1)*(ABS([.A41]-[.$C$1])) + (0.5)*(ABS(-[.A41]-[.$C$1])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5+(1)*(ABS([.A42]-[.$C$1])) + (0.5)*(ABS(-[.A42]-[.$C$1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5+(1)*(ABS([.A43]-[.$C$1])) + (0.5)*(ABS(-[.A43]-[.$C$1]))" office:value-type="float" office:value="55.5" calcext:value-type="float">
            <text:p>55.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5+(1)*(ABS([.A44]-[.$C$1])) + (0.5)*(ABS(-[.A44]-[.$C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5+(1)*(ABS([.A45]-[.$C$1])) + (0.5)*(ABS(-[.A45]-[.$C$1]))" office:value-type="float" office:value="58.5" calcext:value-type="float">
            <text:p>5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5+(1)*(ABS([.A46]-[.$C$1])) + (0.5)*(ABS(-[.A46]-[.$C$1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5+(1)*(ABS([.A47]-[.$C$1])) + (0.5)*(ABS(-[.A47]-[.$C$1]))" office:value-type="float" office:value="61.5" calcext:value-type="float">
            <text:p>61.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5+(1)*(ABS([.A48]-[.$C$1])) + (0.5)*(ABS(-[.A48]-[.$C$1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5+(1)*(ABS([.A49]-[.$C$1])) + (0.5)*(ABS(-[.A49]-[.$C$1]))"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5+(1)*(ABS([.A50]-[.$C$1])) + (0.5)*(ABS(-[.A50]-[.$C$1])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+(1)*(ABS([.A51]-[.$C$1])) + (0.5)*(ABS(-[.A51]-[.$C$1]))" office:value-type="float" office:value="67.5" calcext:value-type="float">
            <text:p>67.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9.99mm" svg:height="89.99mm" svg:x="54.18mm" svg:y="19.5mm">
            <loext:p draw:notify-on-update-of-ranges="Sheet2.A1:Sheet2.A1 Sheet2.A2:Sheet2.A51 Sheet2.B1:Sheet2.B1 Sheet2.B2:Sheet2.B51 Sheet2.C1:Sheet2.C1 Sheet2.C2:Sheet2.C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 (Y)</text:p>
          </table:table-cell>
          <table:table-cell office:value-type="string" calcext:value-type="string">
            <text:p>Trendline</text:p>
          </table:table-cell>
          <table:table-cell office:value-type="string" calcext:value-type="string">
            <text:p>Difference between Actual and Trendlin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.0449640288" calcext:value-type="float">
            <text:p>30.0449640288</text:p>
          </table:table-cell>
          <table:table-cell office:value-type="float" office:value="11.9550359712" calcext:value-type="float">
            <text:p>11.9550359712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0.5743405276" calcext:value-type="float">
            <text:p>30.5743405276</text:p>
          </table:table-cell>
          <table:table-cell office:value-type="float" office:value="10.9256594724" calcext:value-type="float">
            <text:p>10.92565947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.1037170264" calcext:value-type="float">
            <text:p>31.1037170264</text:p>
          </table:table-cell>
          <table:table-cell office:value-type="float" office:value="9.89628297362" calcext:value-type="float">
            <text:p>9.896282973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1.6330935252" calcext:value-type="float">
            <text:p>31.6330935252</text:p>
          </table:table-cell>
          <table:table-cell office:value-type="float" office:value="8.86690647482" calcext:value-type="float">
            <text:p>8.86690647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162470024" calcext:value-type="float">
            <text:p>32.162470024</text:p>
          </table:table-cell>
          <table:table-cell office:value-type="float" office:value="7.83752997602" calcext:value-type="float">
            <text:p>7.83752997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2.6918465228" calcext:value-type="float">
            <text:p>32.6918465228</text:p>
          </table:table-cell>
          <table:table-cell office:value-type="float" office:value="6.80815347722" calcext:value-type="float">
            <text:p>6.80815347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.2212230216" calcext:value-type="float">
            <text:p>33.2212230216</text:p>
          </table:table-cell>
          <table:table-cell office:value-type="float" office:value="5.77877697842" calcext:value-type="float">
            <text:p>5.778776978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3.7505995204" calcext:value-type="float">
            <text:p>33.7505995204</text:p>
          </table:table-cell>
          <table:table-cell office:value-type="float" office:value="4.74940047962" calcext:value-type="float">
            <text:p>4.7494004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2799760192" calcext:value-type="float">
            <text:p>34.2799760192</text:p>
          </table:table-cell>
          <table:table-cell office:value-type="float" office:value="3.72002398082" calcext:value-type="float">
            <text:p>3.720023980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4.809352518" calcext:value-type="float">
            <text:p>34.809352518</text:p>
          </table:table-cell>
          <table:table-cell office:value-type="float" office:value="2.69064748201" calcext:value-type="float">
            <text:p>2.690647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3387290168" calcext:value-type="float">
            <text:p>35.3387290168</text:p>
          </table:table-cell>
          <table:table-cell office:value-type="float" office:value="1.66127098321" calcext:value-type="float">
            <text:p>1.661270983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5.8681055156" calcext:value-type="float">
            <text:p>35.8681055156</text:p>
          </table:table-cell>
          <table:table-cell office:value-type="float" office:value="0.631894484412" calcext:value-type="float">
            <text:p>0.63189448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3974820144" calcext:value-type="float">
            <text:p>36.3974820144</text:p>
          </table:table-cell>
          <table:table-cell office:value-type="float" office:value="0.397482014388" calcext:value-type="float">
            <text:p>0.397482014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9268585132" calcext:value-type="float">
            <text:p>36.9268585132</text:p>
          </table:table-cell>
          <table:table-cell office:value-type="float" office:value="1.42685851319" calcext:value-type="float">
            <text:p>1.42685851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456235012" calcext:value-type="float">
            <text:p>37.456235012</text:p>
          </table:table-cell>
          <table:table-cell office:value-type="float" office:value="2.45623501199" calcext:value-type="float">
            <text:p>2.45623501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7.9856115108" calcext:value-type="float">
            <text:p>37.9856115108</text:p>
          </table:table-cell>
          <table:table-cell office:value-type="float" office:value="3.48561151079" calcext:value-type="float">
            <text:p>3.4856115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.5149880096" calcext:value-type="float">
            <text:p>38.5149880096</text:p>
          </table:table-cell>
          <table:table-cell office:value-type="float" office:value="4.51498800959" calcext:value-type="float">
            <text:p>4.514988009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9.0443645084" calcext:value-type="float">
            <text:p>39.0443645084</text:p>
          </table:table-cell>
          <table:table-cell office:value-type="float" office:value="5.54436450839" calcext:value-type="float">
            <text:p>5.54436450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.5737410072" calcext:value-type="float">
            <text:p>39.5737410072</text:p>
          </table:table-cell>
          <table:table-cell office:value-type="float" office:value="6.57374100719" calcext:value-type="float">
            <text:p>6.573741007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0.103117506" calcext:value-type="float">
            <text:p>40.103117506</text:p>
          </table:table-cell>
          <table:table-cell office:value-type="float" office:value="7.603117506" calcext:value-type="float">
            <text:p>7.603117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6324940048" calcext:value-type="float">
            <text:p>40.6324940048</text:p>
          </table:table-cell>
          <table:table-cell office:value-type="float" office:value="8.6324940048" calcext:value-type="float">
            <text:p>8.632494004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1.1618705036" calcext:value-type="float">
            <text:p>41.1618705036</text:p>
          </table:table-cell>
          <table:table-cell office:value-type="float" office:value="9.6618705036" calcext:value-type="float">
            <text:p>9.66187050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.6912470024" calcext:value-type="float">
            <text:p>41.6912470024</text:p>
          </table:table-cell>
          <table:table-cell office:value-type="float" office:value="10.6912470024" calcext:value-type="float">
            <text:p>10.6912470024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2.2206235012" calcext:value-type="float">
            <text:p>42.2206235012</text:p>
          </table:table-cell>
          <table:table-cell office:value-type="float" office:value="11.7206235012" calcext:value-type="float">
            <text:p>11.7206235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5" calcext:value-type="float">
            <text:p>42.75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3.2793764988" calcext:value-type="float">
            <text:p>43.2793764988</text:p>
          </table:table-cell>
          <table:table-cell office:value-type="float" office:value="11.7793764988" calcext:value-type="float">
            <text:p>11.77937649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.8087529976" calcext:value-type="float">
            <text:p>43.8087529976</text:p>
          </table:table-cell>
          <table:table-cell office:value-type="float" office:value="10.8087529976" calcext:value-type="float">
            <text:p>10.808752997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4.3381294964" calcext:value-type="float">
            <text:p>44.3381294964</text:p>
          </table:table-cell>
          <table:table-cell office:value-type="float" office:value="9.8381294964" calcext:value-type="float">
            <text:p>9.8381294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8675059952" calcext:value-type="float">
            <text:p>44.8675059952</text:p>
          </table:table-cell>
          <table:table-cell office:value-type="float" office:value="8.8675059952" calcext:value-type="float">
            <text:p>8.867505995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45.396882494" calcext:value-type="float">
            <text:p>45.396882494</text:p>
          </table:table-cell>
          <table:table-cell office:value-type="float" office:value="7.896882494" calcext:value-type="float">
            <text:p>7.8968824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.9262589928" calcext:value-type="float">
            <text:p>45.9262589928</text:p>
          </table:table-cell>
          <table:table-cell office:value-type="float" office:value="6.92625899281" calcext:value-type="float">
            <text:p>6.926258992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6.4556354916" calcext:value-type="float">
            <text:p>46.4556354916</text:p>
          </table:table-cell>
          <table:table-cell office:value-type="float" office:value="5.95563549161" calcext:value-type="float">
            <text:p>5.95563549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.9850119904" calcext:value-type="float">
            <text:p>46.9850119904</text:p>
          </table:table-cell>
          <table:table-cell office:value-type="float" office:value="4.98501199041" calcext:value-type="float">
            <text:p>4.985011990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7.5143884892" calcext:value-type="float">
            <text:p>47.5143884892</text:p>
          </table:table-cell>
          <table:table-cell office:value-type="float" office:value="4.01438848921" calcext:value-type="float">
            <text:p>4.01438848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.043764988" calcext:value-type="float">
            <text:p>48.043764988</text:p>
          </table:table-cell>
          <table:table-cell office:value-type="float" office:value="3.04376498801" calcext:value-type="float">
            <text:p>3.043764988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8.5731414868" calcext:value-type="float">
            <text:p>48.5731414868</text:p>
          </table:table-cell>
          <table:table-cell office:value-type="float" office:value="2.07314148681" calcext:value-type="float">
            <text:p>2.07314148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.1025179856" calcext:value-type="float">
            <text:p>49.1025179856</text:p>
          </table:table-cell>
          <table:table-cell office:value-type="float" office:value="1.10251798561" calcext:value-type="float">
            <text:p>1.102517985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9.6318944844" calcext:value-type="float">
            <text:p>49.6318944844</text:p>
          </table:table-cell>
          <table:table-cell office:value-type="float" office:value="0.131894484412" calcext:value-type="float">
            <text:p>0.1318944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.1612709832" calcext:value-type="float">
            <text:p>50.1612709832</text:p>
          </table:table-cell>
          <table:table-cell office:value-type="float" office:value="0.838729016787" calcext:value-type="float">
            <text:p>0.8387290168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0.690647482" calcext:value-type="float">
            <text:p>50.690647482</text:p>
          </table:table-cell>
          <table:table-cell office:value-type="float" office:value="1.80935251799" calcext:value-type="float">
            <text:p>1.8093525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.2200239808" calcext:value-type="float">
            <text:p>51.2200239808</text:p>
          </table:table-cell>
          <table:table-cell office:value-type="float" office:value="2.77997601918" calcext:value-type="float">
            <text:p>2.779976019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1.7494004796" calcext:value-type="float">
            <text:p>51.7494004796</text:p>
          </table:table-cell>
          <table:table-cell office:value-type="float" office:value="3.75059952038" calcext:value-type="float">
            <text:p>3.75059952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.2787769784" calcext:value-type="float">
            <text:p>52.2787769784</text:p>
          </table:table-cell>
          <table:table-cell office:value-type="float" office:value="4.72122302158" calcext:value-type="float">
            <text:p>4.721223021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2.8081534772" calcext:value-type="float">
            <text:p>52.8081534772</text:p>
          </table:table-cell>
          <table:table-cell office:value-type="float" office:value="5.69184652278" calcext:value-type="float">
            <text:p>5.69184652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337529976" calcext:value-type="float">
            <text:p>53.337529976</text:p>
          </table:table-cell>
          <table:table-cell office:value-type="float" office:value="6.66247002398" calcext:value-type="float">
            <text:p>6.662470024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3.8669064748" calcext:value-type="float">
            <text:p>53.8669064748</text:p>
          </table:table-cell>
          <table:table-cell office:value-type="float" office:value="7.63309352518" calcext:value-type="float">
            <text:p>7.63309352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.3962829736" calcext:value-type="float">
            <text:p>54.3962829736</text:p>
          </table:table-cell>
          <table:table-cell office:value-type="float" office:value="8.60371702638" calcext:value-type="float">
            <text:p>8.6037170264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54.9256594724" calcext:value-type="float">
            <text:p>54.9256594724</text:p>
          </table:table-cell>
          <table:table-cell office:value-type="float" office:value="9.57434052758" calcext:value-type="float">
            <text:p>9.57434052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.4550359712" calcext:value-type="float">
            <text:p>55.4550359712</text:p>
          </table:table-cell>
          <table:table-cell office:value-type="float" office:value="10.5449640288" calcext:value-type="float">
            <text:p>10.5449640288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5.98441247" calcext:value-type="float">
            <text:p>55.98441247</text:p>
          </table:table-cell>
          <table:table-cell office:value-type="float" office:value="11.51558753" calcext:value-type="float">
            <text:p>11.51558753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317.45mm" svg:height="237.06mm" svg:x="68.76mm" svg:y="1.13mm">
            <loext:p draw:notify-on-update-of-ranges="Sheet4.B1:Sheet4.B1 Sheet4.B2:Sheet4.B54 Sheet4.C1:Sheet4.C1 Sheet4.C2:Sheet4.C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ie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.5" calcext:value-type="float">
            <text:p>36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.5" calcext:value-type="float">
            <text:p>3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.9349315068" calcext:value-type="float">
            <text:p>30.9349315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32.404109589" calcext:value-type="float">
            <text:p>32.404109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3.8732876712" calcext:value-type="float">
            <text:p>33.87328767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5" calcext:value-type="float">
            <text:p>34.5</text:p>
          </table:table-cell>
          <table:table-cell office:value-type="float" office:value="35.3424657534" calcext:value-type="float">
            <text:p>35.34246575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6.8116438356" calcext:value-type="float">
            <text:p>36.8116438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38.2808219178" calcext:value-type="float">
            <text:p>38.2808219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5" calcext:value-type="float">
            <text:p>40.5</text:p>
          </table:table-cell>
          <table:table-cell office:value-type="float" office:value="41.2191780822" calcext:value-type="float">
            <text:p>41.21917808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2.6883561644" calcext:value-type="float">
            <text:p>42.6883561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5" calcext:value-type="float">
            <text:p>43.5</text:p>
          </table:table-cell>
          <table:table-cell office:value-type="float" office:value="44.1575342466" calcext:value-type="float">
            <text:p>44.1575342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5.6267123288" calcext:value-type="float">
            <text:p>45.6267123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.5" calcext:value-type="float">
            <text:p>46.5</text:p>
          </table:table-cell>
          <table:table-cell office:value-type="float" office:value="47.095890411" calcext:value-type="float">
            <text:p>47.0958904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8.5650684932" calcext:value-type="float">
            <text:p>48.56506849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5" calcext:value-type="float">
            <text:p>49.5</text:p>
          </table:table-cell>
          <table:table-cell office:value-type="float" office:value="50.4349315068" calcext:value-type="float">
            <text:p>50.4349315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1.904109589" calcext:value-type="float">
            <text:p>51.9041095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53.3732876712" calcext:value-type="float">
            <text:p>53.37328767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4.8424657534" calcext:value-type="float">
            <text:p>54.8424657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5" calcext:value-type="float">
            <text:p>55.5</text:p>
          </table:table-cell>
          <table:table-cell office:value-type="float" office:value="56.3116438356" calcext:value-type="float">
            <text:p>56.31164383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7.7808219178" calcext:value-type="float">
            <text:p>57.78082191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5" calcext:value-type="float">
            <text:p>58.5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0.7191780822" calcext:value-type="float">
            <text:p>60.7191780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.5" calcext:value-type="float">
            <text:p>61.5</text:p>
          </table:table-cell>
          <table:table-cell office:value-type="float" office:value="62.1883561644" calcext:value-type="float">
            <text:p>62.18835616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3.6575342466" calcext:value-type="float">
            <text:p>63.65753424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5" calcext:value-type="float">
            <text:p>64.5</text:p>
          </table:table-cell>
          <table:table-cell office:value-type="float" office:value="65.1267123288" calcext:value-type="float">
            <text:p>65.1267123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6.595890411" calcext:value-type="float">
            <text:p>66.5958904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5" calcext:value-type="float">
            <text:p>67.5</text:p>
          </table:table-cell>
          <table:table-cell office:value-type="float" office:value="68.0650684932" calcext:value-type="float">
            <text:p>68.0650684932</text:p>
          </table:table-cell>
        </table:table-row>
      </table:table>
      <table:table table:name="Sheet5" table:style-name="ta1">
        <table:shapes>
          <draw:frame draw:z-index="0" draw:style-name="gr1" draw:text-style-name="P1" svg:width="288.72mm" svg:height="211.85mm" svg:x="76.97mm" svg:y="626.51mm">
            <loext:p draw:notify-on-update-of-ranges="Sheet5.A1:Sheet5.A1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02.08mm" svg:height="203.58mm" svg:x="12.31mm" svg:y="400.38mm">
            <loext:p draw:notify-on-update-of-ranges="Sheet5.C1:Sheet5.C1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331.48mm" svg:height="180.24mm" svg:x="46.52mm" svg:y="388.71mm">
            <loext:p draw:notify-on-update-of-ranges="Sheet6.A2:Sheet6.A100 Sheet6.B2:Sheet6.B1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27.35mm" svg:height="127.84mm" svg:x="46.21mm" svg:y="1.13mm">
            <loext:p draw:notify-on-update-of-ranges="Sheet6.A1:Sheet6.A1 Sheet6.A2:Sheet6.A100 Sheet6.B1:Sheet6.B1 Sheet6.B2:Sheet6.B10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7" table:style-name="ta1">
        <table:shapes>
          <draw:frame draw:z-index="0" draw:style-name="gr1" draw:text-style-name="P1" svg:width="374.24mm" svg:height="275.44mm" svg:x="34.21mm" svg:y="452.67mm">
            <loext:p draw:notify-on-update-of-ranges="Sheet7.A1:Sheet7.A134 Sheet7.B1:Sheet7.B134 Sheet7.A1:Sheet7.A134 Sheet7.C1:Sheet7.C1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8" table:style-name="ta1">
        <table:shapes>
          <draw:frame draw:z-index="0" draw:style-name="gr1" draw:text-style-name="P1" svg:width="426.92mm" svg:height="388.34mm" svg:x="0mm" svg:y="1.13mm">
            <loext:p draw:notify-on-update-of-ranges="Sheet8.B1:Sheet8.B131 Sheet8.C1:Sheet8.C131 Sheet8.D1:Sheet8.D131 Sheet8.E1:Sheet8.E1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1" table:number-rows-repeated="10484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9" table:style-name="ta1">
        <table:shapes>
          <draw:frame draw:z-index="0" draw:style-name="gr1" draw:text-style-name="P1" svg:width="408.45mm" svg:height="639.68mm" svg:x="20.87mm" svg:y="1.13mm">
            <loext:p draw:notify-on-update-of-ranges="Sheet9.B1:Sheet9.B131 Sheet9.C1:Sheet9.C131 Sheet9.D1:Sheet9.D131 Sheet9.E1:Sheet9.E1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Sheet10" table:style-name="ta1">
        <table:shapes>
          <draw:frame draw:z-index="0" draw:style-name="gr1" draw:text-style-name="P1" svg:width="291.94mm" svg:height="208.27mm" svg:x="6.3mm" svg:y="1.13mm">
            <loext:p draw:notify-on-update-of-ranges="Sheet10.B1:Sheet10.B114 Sheet10.C1:Sheet10.C11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1" table:style-name="ta1">
        <table:shapes>
          <draw:frame draw:z-index="0" draw:style-name="gr1" draw:text-style-name="P1" svg:width="252.29mm" svg:height="188.24mm" svg:x="32.82mm" svg:y="1.13mm">
            <loext:p draw:notify-on-update-of-ranges="Sheet11.B1:Sheet11.B114 Sheet11.C1:Sheet11.C11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2" table:style-name="ta1">
        <table:shapes>
          <draw:frame draw:z-index="0" draw:style-name="gr1" draw:text-style-name="P1" svg:width="269.62mm" svg:height="166.79mm" svg:x="41.48mm" svg:y="18.34mm">
            <loext:p draw:notify-on-update-of-ranges="Sheet12.A1:Sheet12.A1 Sheet12.A2:Sheet12.A101 Sheet12.B1:Sheet12.B1 Sheet12.B2:Sheet12.B101 Sheet12.C1:Sheet12.C1 Sheet12.C2:Sheet12.C10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 y </text:p>
          </table:table-cell>
          <table:table-cell office:value-type="string" calcext:value-type="string">
            <text:p>Derieved Y [Ytrend]</text:p>
          </table:table-cell>
          <table:table-cell office:value-type="string" calcext:value-type="string">
            <text:p>Difference between y and Ytren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3.123366337" calcext:value-type="float">
            <text:p>303.123366337</text:p>
          </table:table-cell>
          <table:table-cell office:value-type="float" office:value="25.8766336634" calcext:value-type="float">
            <text:p>25.87663366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3.272793279" calcext:value-type="float">
            <text:p>303.27279327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3.422220222" calcext:value-type="float">
            <text:p>303.422220222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3.571647165" calcext:value-type="float">
            <text:p>303.571647165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3.721074107" calcext:value-type="float">
            <text:p>303.721074107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3.87050105" calcext:value-type="float">
            <text:p>303.8705010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4.019927993" calcext:value-type="float">
            <text:p>304.019927993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4.169354935" calcext:value-type="float">
            <text:p>304.169354935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4.318781878" calcext:value-type="float">
            <text:p>304.318781878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4.468208821" calcext:value-type="float">
            <text:p>304.468208821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4.617635764" calcext:value-type="float">
            <text:p>304.617635764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.767062706" calcext:value-type="float">
            <text:p>304.767062706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4.916489649" calcext:value-type="float">
            <text:p>304.916489649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5.065916592" calcext:value-type="float">
            <text:p>305.065916592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.215343534" calcext:value-type="float">
            <text:p>305.215343534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5.364770477" calcext:value-type="float">
            <text:p>305.364770477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5.51419742" calcext:value-type="float">
            <text:p>305.51419742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5.663624362" calcext:value-type="float">
            <text:p>305.663624362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5.813051305" calcext:value-type="float">
            <text:p>305.813051305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5.962478248" calcext:value-type="float">
            <text:p>305.962478248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6.111905191" calcext:value-type="float">
            <text:p>306.11190519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6.261332133" calcext:value-type="float">
            <text:p>306.261332133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6.410759076" calcext:value-type="float">
            <text:p>306.410759076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6.560186019" calcext:value-type="float">
            <text:p>306.560186019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.709612961" calcext:value-type="float">
            <text:p>306.70961296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6.859039904" calcext:value-type="float">
            <text:p>306.859039904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.008466847" calcext:value-type="float">
            <text:p>307.00846684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.157893789" calcext:value-type="float">
            <text:p>307.157893789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7.307320732" calcext:value-type="float">
            <text:p>307.307320732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7.456747675" calcext:value-type="float">
            <text:p>307.456747675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7.606174617" calcext:value-type="float">
            <text:p>307.606174617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.75560156" calcext:value-type="float">
            <text:p>307.7556015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7.905028503" calcext:value-type="float">
            <text:p>307.90502850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8.054455446" calcext:value-type="float">
            <text:p>308.05445544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.203882388" calcext:value-type="float">
            <text:p>308.203882388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.353309331" calcext:value-type="float">
            <text:p>308.353309331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.502736274" calcext:value-type="float">
            <text:p>308.502736274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8.652163216" calcext:value-type="float">
            <text:p>308.652163216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8.801590159" calcext:value-type="float">
            <text:p>308.801590159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8.951017102" calcext:value-type="float">
            <text:p>308.951017102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9.100444044" calcext:value-type="float">
            <text:p>309.100444044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9.249870987" calcext:value-type="float">
            <text:p>309.249870987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9.39929793" calcext:value-type="float">
            <text:p>309.39929793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9.548724872" calcext:value-type="float">
            <text:p>309.548724872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9.698151815" calcext:value-type="float">
            <text:p>309.698151815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9.847578758" calcext:value-type="float">
            <text:p>309.84757875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9.997005701" calcext:value-type="float">
            <text:p>309.997005701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0.146432643" calcext:value-type="float">
            <text:p>310.146432643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0.295859586" calcext:value-type="float">
            <text:p>310.295859586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0.445286529" calcext:value-type="float">
            <text:p>310.445286529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0.594713471" calcext:value-type="float">
            <text:p>310.594713471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10.744140414" calcext:value-type="float">
            <text:p>310.744140414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0.893567357" calcext:value-type="float">
            <text:p>310.89356735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.042994299" calcext:value-type="float">
            <text:p>311.042994299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.192421242" calcext:value-type="float">
            <text:p>311.19242124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.341848185" calcext:value-type="float">
            <text:p>311.341848185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1.491275128" calcext:value-type="float">
            <text:p>311.491275128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.64070207" calcext:value-type="float">
            <text:p>311.64070207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1.790129013" calcext:value-type="float">
            <text:p>311.790129013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1.939555956" calcext:value-type="float">
            <text:p>311.939555956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2.088982898" calcext:value-type="float">
            <text:p>312.088982898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2.238409841" calcext:value-type="float">
            <text:p>312.238409841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2.387836784" calcext:value-type="float">
            <text:p>312.387836784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2.537263726" calcext:value-type="float">
            <text:p>312.537263726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2.686690669" calcext:value-type="float">
            <text:p>312.686690669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2.836117612" calcext:value-type="float">
            <text:p>312.83611761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2.985544554" calcext:value-type="float">
            <text:p>312.985544554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3.134971497" calcext:value-type="float">
            <text:p>313.13497149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3.28439844" calcext:value-type="float">
            <text:p>313.28439844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.433825383" calcext:value-type="float">
            <text:p>313.43382538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3.583252325" calcext:value-type="float">
            <text:p>313.583252325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3.732679268" calcext:value-type="float">
            <text:p>313.732679268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3.882106211" calcext:value-type="float">
            <text:p>313.882106211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14.031533153" calcext:value-type="float">
            <text:p>314.031533153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4.180960096" calcext:value-type="float">
            <text:p>314.18096009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4.330387039" calcext:value-type="float">
            <text:p>314.330387039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479813981" calcext:value-type="float">
            <text:p>314.47981398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4.629240924" calcext:value-type="float">
            <text:p>314.629240924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4.778667867" calcext:value-type="float">
            <text:p>314.778667867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928094809" calcext:value-type="float">
            <text:p>314.928094809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.077521752" calcext:value-type="float">
            <text:p>315.077521752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5.226948695" calcext:value-type="float">
            <text:p>315.226948695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5.376375638" calcext:value-type="float">
            <text:p>315.37637563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5.52580258" calcext:value-type="float">
            <text:p>315.52580258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5.675229523" calcext:value-type="float">
            <text:p>315.675229523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5.824656466" calcext:value-type="float">
            <text:p>315.824656466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.974083408" calcext:value-type="float">
            <text:p>315.974083408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6.123510351" calcext:value-type="float">
            <text:p>316.123510351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6.272937294" calcext:value-type="float">
            <text:p>316.272937294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6.422364236" calcext:value-type="float">
            <text:p>316.422364236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6.571791179" calcext:value-type="float">
            <text:p>316.571791179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6.721218122" calcext:value-type="float">
            <text:p>316.72121812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6.870645065" calcext:value-type="float">
            <text:p>316.870645065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.020072007" calcext:value-type="float">
            <text:p>317.020072007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7.16949895" calcext:value-type="float">
            <text:p>317.16949895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7.318925893" calcext:value-type="float">
            <text:p>317.318925893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7.468352835" calcext:value-type="float">
            <text:p>317.468352835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7.617779778" calcext:value-type="float">
            <text:p>317.617779778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7.767206721" calcext:value-type="float">
            <text:p>317.767206721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17.916633663" calcext:value-type="float">
            <text:p>317.916633663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13" table:style-name="ta1">
        <table:shapes>
          <draw:frame draw:z-index="0" draw:style-name="gr1" draw:text-style-name="P1" svg:width="277.5mm" svg:height="174.41mm" svg:x="23.63mm" svg:y="1.13mm">
            <loext:p draw:notify-on-update-of-ranges="Sheet13.A1:Sheet13.A1 Sheet13.A2:Sheet13.A16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y with break point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</table:table-row>
      </table:table>
      <table:table table:name="Sheet14" table:style-name="ta1">
        <table:shapes>
          <draw:frame draw:z-index="0" draw:style-name="gr1" draw:text-style-name="P1" svg:width="284.06mm" svg:height="195.86mm" svg:x="23.63mm" svg:y="1.13mm">
            <loext:p draw:notify-on-update-of-ranges="Sheet14.A1:Sheet14.A1 Sheet14.A2:Sheet14.A13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y with break point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</table:table>
      <table:table table:name="Sheet15" table:style-name="ta1">
        <table:shapes>
          <draw:frame draw:z-index="0" draw:style-name="gr1" draw:text-style-name="P1" svg:width="260.43mm" svg:height="199.81mm" svg:x="40.96mm" svg:y="1.13mm">
            <loext:p draw:notify-on-update-of-ranges="Sheet15.A1:Sheet15.A1 Sheet15.A2:Sheet15.A135 Sheet15.B1:Sheet15.B1 Sheet15.B2:Sheet15.B13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16" table:style-name="ta1">
        <table:shapes>
          <draw:frame draw:z-index="0" draw:style-name="gr1" draw:text-style-name="P1" svg:width="290.1mm" svg:height="194.45mm" svg:x="12.6mm" svg:y="7.62mm">
            <loext:p draw:notify-on-update-of-ranges="Sheet16.A1:Sheet16.A1 Sheet16.A2:Sheet16.A115 Sheet16.B1:Sheet16.B1 Sheet16.B2:Sheet16.B11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</table:table-row>
      </table:table>
      <table:table table:name="Sheet17" table:style-name="ta1">
        <table:shapes>
          <draw:frame draw:z-index="0" draw:style-name="gr1" draw:text-style-name="P1" svg:width="159.99mm" svg:height="89.99mm" svg:x="45.74mm" svg:y="29.33mm">
            <loext:p draw:notify-on-update-of-ranges="Sheet17.A1:Sheet17.A53 Sheet17.B1:Sheet17.B5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.698630137" calcext:value-type="float">
            <text:p>41.69863013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.2089041096" calcext:value-type="float">
            <text:p>41.20890410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.7191780822" calcext:value-type="float">
            <text:p>40.719178082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0.2294520548" calcext:value-type="float">
            <text:p>40.22945205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7397260274" calcext:value-type="float">
            <text:p>39.739726027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7602739726" calcext:value-type="float">
            <text:p>38.760273972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8.2705479452" calcext:value-type="float">
            <text:p>38.27054794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7808219178" calcext:value-type="float">
            <text:p>37.780821917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7.2910958904" calcext:value-type="float">
            <text:p>37.2910958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.801369863" calcext:value-type="float">
            <text:p>36.80136986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6.3116438356" calcext:value-type="float">
            <text:p>36.31164383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698630137" calcext:value-type="float">
            <text:p>35.69863013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.2089041096" calcext:value-type="float">
            <text:p>35.20890410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7191780822" calcext:value-type="float">
            <text:p>34.719178082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2294520548" calcext:value-type="float">
            <text:p>34.22945205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7397260274" calcext:value-type="float">
            <text:p>33.739726027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.7602739726" calcext:value-type="float">
            <text:p>32.760273972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2.2705479452" calcext:value-type="float">
            <text:p>32.2705479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7808219178" calcext:value-type="float">
            <text:p>31.780821917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1.2910958904" calcext:value-type="float">
            <text:p>31.2910958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.801369863" calcext:value-type="float">
            <text:p>30.80136986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.3116438356" calcext:value-type="float">
            <text:p>30.31164383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.5" calcext:value-type="float">
            <text:p>31.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4.5" calcext:value-type="float">
            <text:p>34.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6.5" calcext:value-type="float">
            <text:p>46.5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.5" calcext:value-type="float">
            <text:p>52.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67.5" calcext:value-type="float">
            <text:p>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7:20:52.047727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6:10.095597182</meta:creation-date>
    <dc:date>2017-03-31T19:14:03.789244487</dc:date>
    <meta:editing-duration>PT7H32S</meta:editing-duration>
    <meta:editing-cycles>13</meta:editing-cycles>
    <meta:generator>LibreOffice/5.1.6.2$Linux_X86_64 LibreOffice_project/10m0$Build-2</meta:generator>
    <meta:document-statistic meta:table-count="17" meta:cell-count="4168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legend chart:legend-position="end" svg:x="13.238cm" svg:y="3.949cm" style:legend-expansion="high" chart:style-name="ch2"/>
        <chart:plot-area chart:style-name="ch3" table:cell-range-address="Sheet1.A2:Sheet1.B51 Sheet1.B1:Sheet1.B1" chart:data-source-has-labels="row" svg:x="0.308cm" svg:y="0.51cm" svg:width="13.662cm" svg:height="9.089cm">
          <chartooo:coordinate-region svg:x="0.929cm" svg:y="0.709cm" svg:width="12.854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regression-curve chart:style-name="ch7">
              <chart:equation chart:display-equation="true" chart:display-r-square="fals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42">
                <text:p>42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95cm" svg:height="20.828cm" xlink:href=".." xlink:type="simple" chart:class="chart:line" chart:style-name="ch1">
        <chart:legend chart:legend-position="end" svg:x="26.343cm" svg:y="9.866cm" style:legend-expansion="high" chart:style-name="ch2"/>
        <chart:plot-area chart:style-name="ch3" table:cell-range-address="Sheet10.B1:Sheet10.C114" svg:x="0.583cm" svg:y="0.416cm" svg:width="25.177cm" svg:height="19.996cm">
          <chartooo:coordinate-region svg:x="1.39cm" svg:y="0.537cm" svg:width="24.37cm" svg:height="18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1:Sheet10.B114" chart:class="chart:line">
            <chart:data-point chart:repeated="114"/>
          </chart:series>
          <chart:series chart:style-name="ch7" chart:values-cell-range-address="Sheet10.C1:Sheet10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0.B1:Sheet10.B114</svg:desc>
                </draw:g>
              </table:table-cell>
              <table:table-cell office:value-type="float" office:value="342.511111111">
                <text:p>342.511111111</text:p>
                <draw:g>
                  <svg:desc>Sheet10.C1:Sheet10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3cm" svg:height="18.825cm" xlink:href=".." xlink:type="simple" chart:class="chart:line" chart:style-name="ch1">
        <chart:legend chart:legend-position="end" svg:x="22.378cm" svg:y="8.864cm" style:legend-expansion="high" chart:style-name="ch2"/>
        <chart:plot-area chart:style-name="ch3" table:cell-range-address="Sheet11.B1:Sheet11.C114" svg:x="0.504cm" svg:y="0.376cm" svg:width="21.37cm" svg:height="18.073cm">
          <chartooo:coordinate-region svg:x="1.311cm" svg:y="0.497cm" svg:width="20.563cm" svg:height="16.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1:Sheet11.B114" chart:class="chart:line">
            <chart:data-point chart:repeated="114"/>
          </chart:series>
          <chart:series chart:style-name="ch7" chart:values-cell-range-address="Sheet11.C1:Sheet11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1.B1:Sheet11.B114</svg:desc>
                </draw:g>
              </table:table-cell>
              <table:table-cell office:value-type="float" office:value="342.511111111">
                <text:p>342.511111111</text:p>
                <draw:g>
                  <svg:desc>Sheet11.C1:Sheet1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63cm" svg:height="16.68cm" xlink:href=".." xlink:type="simple" chart:class="chart:line" chart:style-name="ch1">
        <chart:title svg:x="8.384cm" svg:y="0.469cm" chart:style-name="ch2">
          <text:p>Plot showing y, Ytrend and difference between both</text:p>
        </chart:title>
        <chart:legend chart:legend-position="end" svg:x="20.671cm" svg:y="7.543cm" style:legend-expansion="high" chart:style-name="ch3"/>
        <chart:plot-area chart:style-name="ch4" table:cell-range-address="Sheet12.A1:Sheet12.C101" chart:data-source-has-labels="row" svg:x="0.539cm" svg:y="2.475cm" svg:width="19.593cm" svg:height="13.872cm">
          <chartooo:coordinate-region svg:x="1.346cm" svg:y="2.596cm" svg:width="18.645cm" svg:height="12.749cm"/>
          <chart:axis chart:dimension="x" chart:name="primary-x" chart:style-name="ch5"/>
          <chart:axis chart:dimension="x" chart:name="secondary-x" chart:style-name="ch6">
            <chart:title svg:x="10.194cm" svg:y="16.136cm" chart:style-name="ch7">
              <text:p>Data Points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2.A2:Sheet12.A101" chart:label-cell-address="Sheet12.A1:Sheet12.A1" chart:class="chart:line">
            <chart:data-point chart:repeated="100"/>
          </chart:series>
          <chart:series chart:style-name="ch10" chart:values-cell-range-address="Sheet12.B2:Sheet12.B101" chart:label-cell-address="Sheet12.B1:Sheet12.B1" chart:class="chart:line">
            <chart:data-point chart:repeated="100"/>
          </chart:series>
          <chart:series chart:style-name="ch11" chart:values-cell-range-address="Sheet12.C2:Sheet12.C101" chart:label-cell-address="Sheet12.C1:Sheet12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y </text:p>
                <draw:g>
                  <svg:desc>Sheet12.A1:Sheet12.A1</svg:desc>
                </draw:g>
              </table:table-cell>
              <table:table-cell office:value-type="string">
                <text:p>Derieved Y [Ytrend]</text:p>
                <draw:g>
                  <svg:desc>Sheet12.B1:Sheet12.B1</svg:desc>
                </draw:g>
              </table:table-cell>
              <table:table-cell office:value-type="string">
                <text:p>Difference between y and Ytrend</text:p>
                <draw:g>
                  <svg:desc>Sheet12.C1:Sheet1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2.A2:Sheet12.A101</svg:desc>
                </draw:g>
              </table:table-cell>
              <table:table-cell office:value-type="float" office:value="303.123366337">
                <text:p>303.123366337</text:p>
                <draw:g>
                  <svg:desc>Sheet12.B2:Sheet12.B101</svg:desc>
                </draw:g>
              </table:table-cell>
              <table:table-cell office:value-type="float" office:value="25.8766336634">
                <text:p>25.8766336634</text:p>
                <draw:g>
                  <svg:desc>Sheet12.C2:Sheet1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03.272793279">
                <text:p>303.272793279</text:p>
              </table:table-cell>
              <table:table-cell office:value-type="float" office:value="45.7272067207">
                <text:p>45.7272067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03.422220222">
                <text:p>303.422220222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03.571647165">
                <text:p>303.571647165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03.721074107">
                <text:p>303.721074107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03.87050105">
                <text:p>303.8705010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04.019927993">
                <text:p>304.019927993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4.169354935">
                <text:p>304.169354935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4.318781878">
                <text:p>304.318781878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04.468208821">
                <text:p>304.468208821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304.617635764">
                <text:p>304.617635764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304.767062706">
                <text:p>304.767062706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304.916489649">
                <text:p>304.916489649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  <table:table-cell office:value-type="float" office:value="305.065916592">
                <text:p>305.065916592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305.215343534">
                <text:p>305.215343534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305.364770477">
                <text:p>305.364770477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05.51419742">
                <text:p>305.51419742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305.663624362">
                <text:p>305.663624362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305.813051305">
                <text:p>305.813051305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  <table:table-cell office:value-type="float" office:value="305.962478248">
                <text:p>305.962478248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306.111905191">
                <text:p>306.11190519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306.261332133">
                <text:p>306.261332133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306.410759076">
                <text:p>306.410759076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3">
                <text:p>233</text:p>
              </table:table-cell>
              <table:table-cell office:value-type="float" office:value="306.560186019">
                <text:p>306.560186019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1">
                <text:p>311</text:p>
              </table:table-cell>
              <table:table-cell office:value-type="float" office:value="306.709612961">
                <text:p>306.70961296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">
                <text:p>321</text:p>
              </table:table-cell>
              <table:table-cell office:value-type="float" office:value="306.859039904">
                <text:p>306.859039904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307.008466847">
                <text:p>307.00846684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307.157893789">
                <text:p>307.157893789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">
                <text:p>314</text:p>
              </table:table-cell>
              <table:table-cell office:value-type="float" office:value="307.307320732">
                <text:p>307.307320732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307.456747675">
                <text:p>307.456747675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307.606174617">
                <text:p>307.606174617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307.75560156">
                <text:p>307.7556015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">
                <text:p>293</text:p>
              </table:table-cell>
              <table:table-cell office:value-type="float" office:value="307.905028503">
                <text:p>307.90502850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">
                <text:p>276</text:p>
              </table:table-cell>
              <table:table-cell office:value-type="float" office:value="308.054455446">
                <text:p>308.05445544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308.203882388">
                <text:p>308.203882388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308.353309331">
                <text:p>308.353309331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8">
                <text:p>298</text:p>
              </table:table-cell>
              <table:table-cell office:value-type="float" office:value="308.502736274">
                <text:p>308.502736274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">
                <text:p>288</text:p>
              </table:table-cell>
              <table:table-cell office:value-type="float" office:value="308.652163216">
                <text:p>308.652163216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">
                <text:p>312</text:p>
              </table:table-cell>
              <table:table-cell office:value-type="float" office:value="308.801590159">
                <text:p>308.801590159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308.951017102">
                <text:p>308.951017102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3">
                <text:p>283</text:p>
              </table:table-cell>
              <table:table-cell office:value-type="float" office:value="309.100444044">
                <text:p>309.100444044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">
                <text:p>303</text:p>
              </table:table-cell>
              <table:table-cell office:value-type="float" office:value="309.249870987">
                <text:p>309.249870987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">
                <text:p>338</text:p>
              </table:table-cell>
              <table:table-cell office:value-type="float" office:value="309.39929793">
                <text:p>309.39929793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9">
                <text:p>319</text:p>
              </table:table-cell>
              <table:table-cell office:value-type="float" office:value="309.548724872">
                <text:p>309.548724872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">
                <text:p>314</text:p>
              </table:table-cell>
              <table:table-cell office:value-type="float" office:value="309.698151815">
                <text:p>309.698151815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">
                <text:p>298</text:p>
              </table:table-cell>
              <table:table-cell office:value-type="float" office:value="309.847578758">
                <text:p>309.84757875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">
                <text:p>323</text:p>
              </table:table-cell>
              <table:table-cell office:value-type="float" office:value="309.997005701">
                <text:p>309.997005701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">
                <text:p>326</text:p>
              </table:table-cell>
              <table:table-cell office:value-type="float" office:value="310.146432643">
                <text:p>310.146432643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">
                <text:p>317</text:p>
              </table:table-cell>
              <table:table-cell office:value-type="float" office:value="310.295859586">
                <text:p>310.295859586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310.445286529">
                <text:p>310.445286529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310.594713471">
                <text:p>310.594713471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310.744140414">
                <text:p>310.744140414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">
                <text:p>307</text:p>
              </table:table-cell>
              <table:table-cell office:value-type="float" office:value="310.893567357">
                <text:p>310.89356735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5">
                <text:p>305</text:p>
              </table:table-cell>
              <table:table-cell office:value-type="float" office:value="311.042994299">
                <text:p>311.042994299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2">
                <text:p>312</text:p>
              </table:table-cell>
              <table:table-cell office:value-type="float" office:value="311.192421242">
                <text:p>311.19242124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">
                <text:p>311</text:p>
              </table:table-cell>
              <table:table-cell office:value-type="float" office:value="311.341848185">
                <text:p>311.341848185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311.491275128">
                <text:p>311.491275128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11.64070207">
                <text:p>311.64070207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">
                <text:p>296</text:p>
              </table:table-cell>
              <table:table-cell office:value-type="float" office:value="311.790129013">
                <text:p>311.790129013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11.939555956">
                <text:p>311.939555956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1">
                <text:p>321</text:p>
              </table:table-cell>
              <table:table-cell office:value-type="float" office:value="312.088982898">
                <text:p>312.088982898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0">
                <text:p>340</text:p>
              </table:table-cell>
              <table:table-cell office:value-type="float" office:value="312.238409841">
                <text:p>312.238409841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">
                <text:p>322</text:p>
              </table:table-cell>
              <table:table-cell office:value-type="float" office:value="312.387836784">
                <text:p>312.387836784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">
                <text:p>284</text:p>
              </table:table-cell>
              <table:table-cell office:value-type="float" office:value="312.537263726">
                <text:p>312.537263726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">
                <text:p>297</text:p>
              </table:table-cell>
              <table:table-cell office:value-type="float" office:value="312.686690669">
                <text:p>312.686690669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">
                <text:p>332</text:p>
              </table:table-cell>
              <table:table-cell office:value-type="float" office:value="312.836117612">
                <text:p>312.83611761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6">
                <text:p>336</text:p>
              </table:table-cell>
              <table:table-cell office:value-type="float" office:value="312.985544554">
                <text:p>312.985544554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">
                <text:p>317</text:p>
              </table:table-cell>
              <table:table-cell office:value-type="float" office:value="313.134971497">
                <text:p>313.13497149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1">
                <text:p>321</text:p>
              </table:table-cell>
              <table:table-cell office:value-type="float" office:value="313.28439844">
                <text:p>313.28439844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3">
                <text:p>313</text:p>
              </table:table-cell>
              <table:table-cell office:value-type="float" office:value="313.433825383">
                <text:p>313.43382538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">
                <text:p>311</text:p>
              </table:table-cell>
              <table:table-cell office:value-type="float" office:value="313.583252325">
                <text:p>313.583252325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">
                <text:p>334</text:p>
              </table:table-cell>
              <table:table-cell office:value-type="float" office:value="313.732679268">
                <text:p>313.732679268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9">
                <text:p>339</text:p>
              </table:table-cell>
              <table:table-cell office:value-type="float" office:value="313.882106211">
                <text:p>313.882106211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">
                <text:p>349</text:p>
              </table:table-cell>
              <table:table-cell office:value-type="float" office:value="314.031533153">
                <text:p>314.031533153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">
                <text:p>326</text:p>
              </table:table-cell>
              <table:table-cell office:value-type="float" office:value="314.180960096">
                <text:p>314.18096009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5">
                <text:p>345</text:p>
              </table:table-cell>
              <table:table-cell office:value-type="float" office:value="314.330387039">
                <text:p>314.330387039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">
                <text:p>331</text:p>
              </table:table-cell>
              <table:table-cell office:value-type="float" office:value="314.479813981">
                <text:p>314.47981398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7">
                <text:p>297</text:p>
              </table:table-cell>
              <table:table-cell office:value-type="float" office:value="314.629240924">
                <text:p>314.629240924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8">
                <text:p>318</text:p>
              </table:table-cell>
              <table:table-cell office:value-type="float" office:value="314.778667867">
                <text:p>314.778667867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314.928094809">
                <text:p>314.928094809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4">
                <text:p>314</text:p>
              </table:table-cell>
              <table:table-cell office:value-type="float" office:value="315.077521752">
                <text:p>315.077521752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3">
                <text:p>293</text:p>
              </table:table-cell>
              <table:table-cell office:value-type="float" office:value="315.226948695">
                <text:p>315.226948695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8">
                <text:p>298</text:p>
              </table:table-cell>
              <table:table-cell office:value-type="float" office:value="315.376375638">
                <text:p>315.37637563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315.52580258">
                <text:p>315.52580258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0">
                <text:p>330</text:p>
              </table:table-cell>
              <table:table-cell office:value-type="float" office:value="315.675229523">
                <text:p>315.675229523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">
                <text:p>322</text:p>
              </table:table-cell>
              <table:table-cell office:value-type="float" office:value="315.824656466">
                <text:p>315.824656466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">
                <text:p>315</text:p>
              </table:table-cell>
              <table:table-cell office:value-type="float" office:value="315.974083408">
                <text:p>315.974083408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">
                <text:p>307</text:p>
              </table:table-cell>
              <table:table-cell office:value-type="float" office:value="316.123510351">
                <text:p>316.123510351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6">
                <text:p>296</text:p>
              </table:table-cell>
              <table:table-cell office:value-type="float" office:value="316.272937294">
                <text:p>316.272937294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316.422364236">
                <text:p>316.422364236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">
                <text:p>322</text:p>
              </table:table-cell>
              <table:table-cell office:value-type="float" office:value="316.571791179">
                <text:p>316.571791179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">
                <text:p>312</text:p>
              </table:table-cell>
              <table:table-cell office:value-type="float" office:value="316.721218122">
                <text:p>316.72121812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7">
                <text:p>327</text:p>
              </table:table-cell>
              <table:table-cell office:value-type="float" office:value="316.870645065">
                <text:p>316.870645065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8">
                <text:p>318</text:p>
              </table:table-cell>
              <table:table-cell office:value-type="float" office:value="317.020072007">
                <text:p>317.020072007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  <table:table-cell office:value-type="float" office:value="317.16949895">
                <text:p>317.16949895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">
                <text:p>327</text:p>
              </table:table-cell>
              <table:table-cell office:value-type="float" office:value="317.318925893">
                <text:p>317.318925893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317.468352835">
                <text:p>317.468352835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6">
                <text:p>306</text:p>
              </table:table-cell>
              <table:table-cell office:value-type="float" office:value="317.617779778">
                <text:p>317.617779778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">
                <text:p>315</text:p>
              </table:table-cell>
              <table:table-cell office:value-type="float" office:value="317.767206721">
                <text:p>317.767206721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">
                <text:p>341</text:p>
              </table:table-cell>
              <table:table-cell office:value-type="float" office:value="317.916633663">
                <text:p>317.916633663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51cm" svg:height="17.442cm" xlink:href=".." xlink:type="simple" chart:class="chart:line" chart:style-name="ch1">
        <chart:title svg:x="8.818cm" svg:y="0.484cm" chart:style-name="ch2">
          <text:p>Breakpoints plotted using breakPointRaw Function</text:p>
        </chart:title>
        <chart:legend chart:legend-position="end" svg:x="23.523cm" svg:y="8.422cm" style:legend-expansion="high" chart:style-name="ch3"/>
        <chart:plot-area chart:style-name="ch4" table:cell-range-address="Sheet13.A1:Sheet13.A168" chart:data-source-has-labels="row" svg:x="0.555cm" svg:y="1.611cm" svg:width="22.413cm" svg:height="15.483cm">
          <chartooo:coordinate-region svg:x="1.362cm" svg:y="1.732cm" svg:width="21.596cm" svg:height="14.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3.A2:Sheet13.A168" chart:label-cell-address="Sheet13.A1:Sheet13.A1" chart:class="chart:line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3.A1:Sheet1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3.A2:Sheet13.A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07cm" svg:height="19.587cm" xlink:href=".." xlink:type="simple" chart:class="chart:line" chart:style-name="ch1">
        <chart:title svg:x="8.722cm" svg:y="0.527cm" chart:style-name="ch2">
          <text:p>Breakpoints plotted using breakPointAdvance Function</text:p>
        </chart:title>
        <chart:legend chart:legend-position="end" svg:x="24.179cm" svg:y="9.494cm" style:legend-expansion="high" chart:style-name="ch3"/>
        <chart:plot-area chart:style-name="ch4" table:cell-range-address="Sheet14.A1:Sheet14.A132" chart:data-source-has-labels="row" svg:x="0.568cm" svg:y="1.697cm" svg:width="23.043cm" svg:height="17.499cm">
          <chartooo:coordinate-region svg:x="1.375cm" svg:y="1.818cm" svg:width="22.236cm" svg:height="16.3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4.A2:Sheet14.A132" chart:label-cell-address="Sheet14.A1:Sheet14.A1" chart:class="chart:line"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4.A1:Sheet1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4.A2:Sheet14.A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44cm" svg:height="19.982cm" xlink:href=".." xlink:type="simple" chart:class="chart:line" chart:style-name="ch1">
        <chart:title svg:x="10.028cm" svg:y="0.535cm" chart:style-name="ch2">
          <text:p>Trend Line for each Fragment</text:p>
        </chart:title>
        <chart:legend chart:legend-position="end" svg:x="19.964cm" svg:y="9.443cm" style:legend-expansion="high" chart:style-name="ch3"/>
        <chart:plot-area chart:style-name="ch4" table:cell-range-address="Sheet15.A1:Sheet15.B135" chart:data-source-has-labels="row" svg:x="0.52cm" svg:y="1.713cm" svg:width="18.924cm" svg:height="17.87cm">
          <chartooo:coordinate-region svg:x="1.327cm" svg:y="1.834cm" svg:width="18.117cm" svg:height="16.7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5.A2:Sheet15.A135" chart:label-cell-address="Sheet15.A1:Sheet15.A1" chart:class="chart:line">
            <chart:data-point chart:repeated="134"/>
          </chart:series>
          <chart:series chart:style-name="ch8" chart:values-cell-range-address="Sheet15.B2:Sheet15.B135" chart:label-cell-address="Sheet15.B1:Sheet15.B1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5.A1:Sheet15.A1</svg:desc>
                </draw:g>
              </table:table-cell>
              <table:table-cell office:value-type="string">
                <text:p> yDerived[i]{yTrendLine}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5.A2:Sheet15.A135</svg:desc>
                </draw:g>
              </table:table-cell>
              <table:table-cell office:value-type="float" office:value="329">
                <text:p>329</text:p>
                <draw:g>
                  <svg:desc>Sheet15.B2:Sheet15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11cm" svg:height="19.446cm" xlink:href=".." xlink:type="simple" chart:class="chart:line" chart:style-name="ch1">
        <chart:title svg:x="7.648cm" svg:y="0.524cm" chart:style-name="ch2">
          <text:p>Trend Line for each Fragment After application of  fragmentCombiner</text:p>
        </chart:title>
        <chart:legend chart:legend-position="end" svg:x="22.931cm" svg:y="9.175cm" style:legend-expansion="high" chart:style-name="ch3"/>
        <chart:plot-area chart:style-name="ch4" table:cell-range-address="Sheet16.A1:Sheet16.B115" chart:data-source-has-labels="row" svg:x="0.58cm" svg:y="1.691cm" svg:width="21.771cm" svg:height="17.367cm">
          <chartooo:coordinate-region svg:x="1.387cm" svg:y="1.812cm" svg:width="20.964cm" svg:height="16.2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6.A2:Sheet16.A115" chart:label-cell-address="Sheet16.A1:Sheet16.A1" chart:class="chart:line">
            <chart:data-point chart:repeated="114"/>
          </chart:series>
          <chart:series chart:style-name="ch8" chart:values-cell-range-address="Sheet16.B2:Sheet16.B115" chart:label-cell-address="Sheet16.B1:Sheet16.B1" chart:class="chart:line"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6.A1:Sheet16.A1</svg:desc>
                </draw:g>
              </table:table-cell>
              <table:table-cell office:value-type="string">
                <text:p> yDerived[i]{yTrendLine}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6.A2:Sheet16.A115</svg:desc>
                </draw:g>
              </table:table-cell>
              <table:table-cell office:value-type="float" office:value="342.511111111">
                <text:p>342.511111111</text:p>
                <draw:g>
                  <svg:desc>Sheet16.B2:Sheet16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36cm" svg:height="12.785cm" xlink:href=".." xlink:type="simple" chart:class="chart:line" chart:style-name="ch1">
        <chart:legend chart:legend-position="end" svg:x="19.857cm" svg:y="5.844cm" style:legend-expansion="high" chart:style-name="ch2"/>
        <chart:plot-area chart:style-name="ch3" table:cell-range-address="Sheet6.A1:Sheet6.B100" chart:data-source-has-labels="row" svg:x="0.454cm" svg:y="0.255cm" svg:width="18.949cm" svg:height="12.275cm">
          <chartooo:coordinate-region svg:x="1.261cm" svg:y="0.454cm" svg:width="18.142cm" svg:height="11.2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label-cell-address="Sheet6.A1:Sheet6.A1" chart:class="chart:line">
            <chart:data-point chart:repeated="99"/>
          </chart:series>
          <chart:series chart:style-name="ch7" chart:values-cell-range-address="Sheet6.B2:Sheet6.B100" chart:label-cell-address="Sheet6.B1:Sheet6.B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6.A1:Sheet6.A1</svg:desc>
                </draw:g>
              </table:table-cell>
              <table:table-cell office:value-type="string">
                <text:p>Difference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7.A1:Sheet17.B53" svg:x="0.32cm" svg:y="0.18cm" svg:width="12.508cm" svg:height="8.64cm">
          <chartooo:coordinate-region svg:x="0.941cm" svg:y="0.379cm" svg:width="11.88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7.A1:Sheet17.A53" chart:class="chart:line">
            <chart:data-point chart:repeated="53"/>
          </chart:series>
          <chart:series chart:style-name="ch7" chart:values-cell-range-address="Sheet17.B1:Sheet17.B53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7.A1:Sheet17.A53</svg:desc>
                </draw:g>
              </table:table-cell>
              <table:table-cell office:value-type="float" office:value="41.698630137">
                <text:p>41.698630137</text:p>
                <draw:g>
                  <svg:desc>Sheet17.B1:Sheet17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1.2089041096">
                <text:p>41.208904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0.7191780822">
                <text:p>40.719178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40.2294520548">
                <text:p>40.2294520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.7397260274">
                <text:p>39.7397260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8.7602739726">
                <text:p>38.760273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8.2705479452">
                <text:p>38.27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7.7808219178">
                <text:p>37.7808219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7.2910958904">
                <text:p>37.2910958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6.801369863">
                <text:p>36.80136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6.3116438356">
                <text:p>36.3116438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5.698630137">
                <text:p>35.698630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5">
                <text:p>35.5</text:p>
              </table:table-cell>
              <table:table-cell office:value-type="float" office:value="35.2089041096">
                <text:p>35.2089041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4.7191780822">
                <text:p>34.7191780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34.2294520548">
                <text:p>34.2294520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3.7397260274">
                <text:p>33.7397260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2.7602739726">
                <text:p>32.7602739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5">
                <text:p>32.5</text:p>
              </table:table-cell>
              <table:table-cell office:value-type="float" office:value="32.2705479452">
                <text:p>32.2705479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.7808219178">
                <text:p>31.7808219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5">
                <text:p>31.5</text:p>
              </table:table-cell>
              <table:table-cell office:value-type="float" office:value="31.2910958904">
                <text:p>31.2910958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0.801369863">
                <text:p>30.801369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">
                <text:p>30.5</text:p>
              </table:table-cell>
              <table:table-cell office:value-type="float" office:value="30.3116438356">
                <text:p>30.3116438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">
                <text:p>4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5">
                <text:p>58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">
                <text:p>67.5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74cm" svg:y="0.316cm" chart:style-name="ch2">
          <text:p>Difference between Actual and Trendline</text:p>
        </chart:title>
        <chart:legend chart:legend-position="bottom" svg:x="3.135cm" svg:y="7.719cm" style:legend-expansion="wide" chart:style-name="ch3"/>
        <chart:plot-area chart:style-name="ch4" table:cell-range-address="Sheet2.A1:Sheet2.C51" chart:data-source-has-labels="row" svg:x="0.32cm" svg:y="1.275cm" svg:width="15.36cm" svg:height="6.264cm">
          <chartooo:coordinate-region svg:x="0.941cm" svg:y="1.474cm" svg:width="14.739cm" svg:height="5.2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51" chart:label-cell-address="Sheet2.A1:Sheet2.A1" chart:class="chart:line">
            <chart:data-point chart:repeated="50"/>
          </chart:series>
          <chart:series chart:style-name="ch8" chart:values-cell-range-address="Sheet2.B2:Sheet2.B51" chart:label-cell-address="Sheet2.B1:Sheet2.B1" chart:class="chart:line">
            <chart:data-point chart:repeated="50"/>
          </chart:series>
          <chart:series chart:style-name="ch9" chart:values-cell-range-address="Sheet2.C2:Sheet2.C51" chart:label-cell-address="Sheet2.C1:Sheet2.C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(Y)</text:p>
                <draw:g>
                  <svg:desc>Sheet2.A1:Sheet2.A1</svg:desc>
                </draw:g>
              </table:table-cell>
              <table:table-cell office:value-type="string">
                <text:p>Trendline</text:p>
                <draw:g>
                  <svg:desc>Sheet2.B1:Sheet2.B1</svg:desc>
                </draw:g>
              </table:table-cell>
              <table:table-cell office:value-type="string">
                <text:p>Difference between Actual and Trendlin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2.A2:Sheet2.A51</svg:desc>
                </draw:g>
              </table:table-cell>
              <table:table-cell office:value-type="float" office:value="30.0449640288">
                <text:p>30.0449640288</text:p>
                <draw:g>
                  <svg:desc>Sheet2.B2:Sheet2.B51</svg:desc>
                </draw:g>
              </table:table-cell>
              <table:table-cell office:value-type="float" office:value="11.9550359712">
                <text:p>11.9550359712</text:p>
                <draw:g>
                  <svg:desc>Sheet2.C2:Sheet2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30.5743405276">
                <text:p>30.5743405276</text:p>
              </table:table-cell>
              <table:table-cell office:value-type="float" office:value="10.9256594724">
                <text:p>10.9256594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1.1037170264">
                <text:p>31.1037170264</text:p>
              </table:table-cell>
              <table:table-cell office:value-type="float" office:value="9.89628297362">
                <text:p>9.89628297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31.6330935252">
                <text:p>31.6330935252</text:p>
              </table:table-cell>
              <table:table-cell office:value-type="float" office:value="8.86690647482">
                <text:p>8.8669064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2.162470024">
                <text:p>32.162470024</text:p>
              </table:table-cell>
              <table:table-cell office:value-type="float" office:value="7.83752997602">
                <text:p>7.8375299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2.6918465228">
                <text:p>32.6918465228</text:p>
              </table:table-cell>
              <table:table-cell office:value-type="float" office:value="6.80815347722">
                <text:p>6.8081534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3.2212230216">
                <text:p>33.2212230216</text:p>
              </table:table-cell>
              <table:table-cell office:value-type="float" office:value="5.77877697842">
                <text:p>5.77877697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3.7505995204">
                <text:p>33.7505995204</text:p>
              </table:table-cell>
              <table:table-cell office:value-type="float" office:value="4.74940047962">
                <text:p>4.74940047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4.2799760192">
                <text:p>34.2799760192</text:p>
              </table:table-cell>
              <table:table-cell office:value-type="float" office:value="3.72002398082">
                <text:p>3.72002398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4.809352518">
                <text:p>34.809352518</text:p>
              </table:table-cell>
              <table:table-cell office:value-type="float" office:value="2.69064748201">
                <text:p>2.69064748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5.3387290168">
                <text:p>35.3387290168</text:p>
              </table:table-cell>
              <table:table-cell office:value-type="float" office:value="1.66127098321">
                <text:p>1.66127098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5.8681055156">
                <text:p>35.8681055156</text:p>
              </table:table-cell>
              <table:table-cell office:value-type="float" office:value="0.631894484412">
                <text:p>0.631894484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6.3974820144">
                <text:p>36.3974820144</text:p>
              </table:table-cell>
              <table:table-cell office:value-type="float" office:value="0.397482014388">
                <text:p>0.39748201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5">
                <text:p>35.5</text:p>
              </table:table-cell>
              <table:table-cell office:value-type="float" office:value="36.9268585132">
                <text:p>36.9268585132</text:p>
              </table:table-cell>
              <table:table-cell office:value-type="float" office:value="1.42685851319">
                <text:p>1.42685851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7.456235012">
                <text:p>37.456235012</text:p>
              </table:table-cell>
              <table:table-cell office:value-type="float" office:value="2.45623501199">
                <text:p>2.4562350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5">
                <text:p>34.5</text:p>
              </table:table-cell>
              <table:table-cell office:value-type="float" office:value="37.9856115108">
                <text:p>37.9856115108</text:p>
              </table:table-cell>
              <table:table-cell office:value-type="float" office:value="3.48561151079">
                <text:p>3.48561151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8.5149880096">
                <text:p>38.5149880096</text:p>
              </table:table-cell>
              <table:table-cell office:value-type="float" office:value="4.51498800959">
                <text:p>4.51498800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5">
                <text:p>33.5</text:p>
              </table:table-cell>
              <table:table-cell office:value-type="float" office:value="39.0443645084">
                <text:p>39.0443645084</text:p>
              </table:table-cell>
              <table:table-cell office:value-type="float" office:value="5.54436450839">
                <text:p>5.54436450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9.5737410072">
                <text:p>39.5737410072</text:p>
              </table:table-cell>
              <table:table-cell office:value-type="float" office:value="6.57374100719">
                <text:p>6.57374100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40.103117506">
                <text:p>40.103117506</text:p>
              </table:table-cell>
              <table:table-cell office:value-type="float" office:value="7.603117506">
                <text:p>7.603117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0.6324940048">
                <text:p>40.6324940048</text:p>
              </table:table-cell>
              <table:table-cell office:value-type="float" office:value="8.6324940048">
                <text:p>8.632494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41.1618705036">
                <text:p>41.1618705036</text:p>
              </table:table-cell>
              <table:table-cell office:value-type="float" office:value="9.6618705036">
                <text:p>9.6618705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41.6912470024">
                <text:p>41.6912470024</text:p>
              </table:table-cell>
              <table:table-cell office:value-type="float" office:value="10.6912470024">
                <text:p>10.69124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5">
                <text:p>30.5</text:p>
              </table:table-cell>
              <table:table-cell office:value-type="float" office:value="42.2206235012">
                <text:p>42.2206235012</text:p>
              </table:table-cell>
              <table:table-cell office:value-type="float" office:value="11.7206235012">
                <text:p>11.720623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2.75">
                <text:p>4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5">
                <text:p>31.5</text:p>
              </table:table-cell>
              <table:table-cell office:value-type="float" office:value="43.2793764988">
                <text:p>43.2793764988</text:p>
              </table:table-cell>
              <table:table-cell office:value-type="float" office:value="11.7793764988">
                <text:p>11.779376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43.8087529976">
                <text:p>43.8087529976</text:p>
              </table:table-cell>
              <table:table-cell office:value-type="float" office:value="10.8087529976">
                <text:p>10.808752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44.3381294964">
                <text:p>44.3381294964</text:p>
              </table:table-cell>
              <table:table-cell office:value-type="float" office:value="9.8381294964">
                <text:p>9.8381294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4.8675059952">
                <text:p>44.8675059952</text:p>
              </table:table-cell>
              <table:table-cell office:value-type="float" office:value="8.8675059952">
                <text:p>8.8675059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.396882494">
                <text:p>45.396882494</text:p>
              </table:table-cell>
              <table:table-cell office:value-type="float" office:value="7.896882494">
                <text:p>7.896882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45.9262589928">
                <text:p>45.9262589928</text:p>
              </table:table-cell>
              <table:table-cell office:value-type="float" office:value="6.92625899281">
                <text:p>6.9262589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">
                <text:p>40.5</text:p>
              </table:table-cell>
              <table:table-cell office:value-type="float" office:value="46.4556354916">
                <text:p>46.4556354916</text:p>
              </table:table-cell>
              <table:table-cell office:value-type="float" office:value="5.95563549161">
                <text:p>5.95563549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6.9850119904">
                <text:p>46.9850119904</text:p>
              </table:table-cell>
              <table:table-cell office:value-type="float" office:value="4.98501199041">
                <text:p>4.98501199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5">
                <text:p>43.5</text:p>
              </table:table-cell>
              <table:table-cell office:value-type="float" office:value="47.5143884892">
                <text:p>47.5143884892</text:p>
              </table:table-cell>
              <table:table-cell office:value-type="float" office:value="4.01438848921">
                <text:p>4.01438848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8.043764988">
                <text:p>48.043764988</text:p>
              </table:table-cell>
              <table:table-cell office:value-type="float" office:value="3.04376498801">
                <text:p>3.04376498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5">
                <text:p>46.5</text:p>
              </table:table-cell>
              <table:table-cell office:value-type="float" office:value="48.5731414868">
                <text:p>48.5731414868</text:p>
              </table:table-cell>
              <table:table-cell office:value-type="float" office:value="2.07314148681">
                <text:p>2.07314148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9.1025179856">
                <text:p>49.1025179856</text:p>
              </table:table-cell>
              <table:table-cell office:value-type="float" office:value="1.10251798561">
                <text:p>1.1025179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5">
                <text:p>49.5</text:p>
              </table:table-cell>
              <table:table-cell office:value-type="float" office:value="49.6318944844">
                <text:p>49.6318944844</text:p>
              </table:table-cell>
              <table:table-cell office:value-type="float" office:value="0.131894484412">
                <text:p>0.131894484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50.1612709832">
                <text:p>50.1612709832</text:p>
              </table:table-cell>
              <table:table-cell office:value-type="float" office:value="0.838729016787">
                <text:p>0.838729016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5">
                <text:p>52.5</text:p>
              </table:table-cell>
              <table:table-cell office:value-type="float" office:value="50.690647482">
                <text:p>50.690647482</text:p>
              </table:table-cell>
              <table:table-cell office:value-type="float" office:value="1.80935251799">
                <text:p>1.80935251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51.2200239808">
                <text:p>51.2200239808</text:p>
              </table:table-cell>
              <table:table-cell office:value-type="float" office:value="2.77997601918">
                <text:p>2.77997601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5">
                <text:p>55.5</text:p>
              </table:table-cell>
              <table:table-cell office:value-type="float" office:value="51.7494004796">
                <text:p>51.7494004796</text:p>
              </table:table-cell>
              <table:table-cell office:value-type="float" office:value="3.75059952038">
                <text:p>3.75059952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52.2787769784">
                <text:p>52.2787769784</text:p>
              </table:table-cell>
              <table:table-cell office:value-type="float" office:value="4.72122302158">
                <text:p>4.72122302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5">
                <text:p>58.5</text:p>
              </table:table-cell>
              <table:table-cell office:value-type="float" office:value="52.8081534772">
                <text:p>52.8081534772</text:p>
              </table:table-cell>
              <table:table-cell office:value-type="float" office:value="5.69184652278">
                <text:p>5.6918465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3.337529976">
                <text:p>53.337529976</text:p>
              </table:table-cell>
              <table:table-cell office:value-type="float" office:value="6.66247002398">
                <text:p>6.6624700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5">
                <text:p>61.5</text:p>
              </table:table-cell>
              <table:table-cell office:value-type="float" office:value="53.8669064748">
                <text:p>53.8669064748</text:p>
              </table:table-cell>
              <table:table-cell office:value-type="float" office:value="7.63309352518">
                <text:p>7.63309352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4.3962829736">
                <text:p>54.3962829736</text:p>
              </table:table-cell>
              <table:table-cell office:value-type="float" office:value="8.60371702638">
                <text:p>8.60371702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5">
                <text:p>64.5</text:p>
              </table:table-cell>
              <table:table-cell office:value-type="float" office:value="54.9256594724">
                <text:p>54.9256594724</text:p>
              </table:table-cell>
              <table:table-cell office:value-type="float" office:value="9.57434052758">
                <text:p>9.57434052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55.4550359712">
                <text:p>55.4550359712</text:p>
              </table:table-cell>
              <table:table-cell office:value-type="float" office:value="10.5449640288">
                <text:p>10.5449640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5">
                <text:p>67.5</text:p>
              </table:table-cell>
              <table:table-cell office:value-type="float" office:value="55.98441247">
                <text:p>55.98441247</text:p>
              </table:table-cell>
              <table:table-cell office:value-type="float" office:value="11.51558753">
                <text:p>11.51558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46cm" svg:height="23.707cm" xlink:href=".." xlink:type="simple" chart:class="chart:line" chart:style-name="ch1">
        <chart:legend chart:legend-position="end" svg:x="29.053cm" svg:y="11.305cm" style:legend-expansion="high" chart:style-name="ch2"/>
        <chart:plot-area chart:style-name="ch3" table:cell-range-address="Sheet4.B1:Sheet4.C54" chart:data-source-has-labels="row" svg:x="0.634cm" svg:y="0.474cm" svg:width="27.785cm" svg:height="22.759cm">
          <chartooo:coordinate-region svg:x="1.255cm" svg:y="0.673cm" svg:width="26.977cm" svg:height="21.9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54" chart:label-cell-address="Sheet4.B1:Sheet4.B1" chart:class="chart:line">
            <chart:data-point chart:repeated="53"/>
          </chart:series>
          <chart:series chart:style-name="ch7" chart:values-cell-range-address="Sheet4.C2:Sheet4.C54" chart:label-cell-address="Sheet4.C1:Sheet4.C1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4.B1:Sheet4.B1</svg:desc>
                </draw:g>
              </table:table-cell>
              <table:table-cell office:value-type="string">
                <text:p>Derieved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4.B2:Sheet4.B54</svg:desc>
                </draw:g>
              </table:table-cell>
              <table:table-cell office:value-type="float" office:value="42">
                <text:p>42</text:p>
                <draw:g>
                  <svg:desc>Sheet4.C2:Sheet4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5">
                <text:p>32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.9349315068">
                <text:p>30.9349315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5">
                <text:p>31.5</text:p>
              </table:table-cell>
              <table:table-cell office:value-type="float" office:value="32.404109589">
                <text:p>32.404109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.8732876712">
                <text:p>33.873287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35.3424657534">
                <text:p>35.3424657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6.8116438356">
                <text:p>36.8116438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">
                <text:p>37.5</text:p>
              </table:table-cell>
              <table:table-cell office:value-type="float" office:value="38.2808219178">
                <text:p>38.2808219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41.2191780822">
                <text:p>41.2191780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2.6883561644">
                <text:p>42.6883561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">
                <text:p>43.5</text:p>
              </table:table-cell>
              <table:table-cell office:value-type="float" office:value="44.1575342466">
                <text:p>44.1575342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.6267123288">
                <text:p>45.6267123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47.095890411">
                <text:p>47.095890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8.5650684932">
                <text:p>48.5650684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5">
                <text:p>49.5</text:p>
              </table:table-cell>
              <table:table-cell office:value-type="float" office:value="50.4349315068">
                <text:p>50.4349315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1.904109589">
                <text:p>51.904109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5">
                <text:p>52.5</text:p>
              </table:table-cell>
              <table:table-cell office:value-type="float" office:value="53.3732876712">
                <text:p>53.3732876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4.8424657534">
                <text:p>54.8424657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56.3116438356">
                <text:p>56.3116438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57.7808219178">
                <text:p>57.7808219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5">
                <text:p>58.5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60.7191780822">
                <text:p>60.7191780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.5">
                <text:p>61.5</text:p>
              </table:table-cell>
              <table:table-cell office:value-type="float" office:value="62.1883561644">
                <text:p>62.1883561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3.6575342466">
                <text:p>63.6575342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65.1267123288">
                <text:p>65.1267123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66.595890411">
                <text:p>66.595890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">
                <text:p>67.5</text:p>
              </table:table-cell>
              <table:table-cell office:value-type="float" office:value="68.0650684932">
                <text:p>68.0650684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73cm" svg:height="21.186cm" xlink:href=".." xlink:type="simple" chart:class="chart:line" chart:style-name="ch1">
        <chart:legend chart:legend-position="end" svg:x="26.047cm" svg:y="10.294cm" style:legend-expansion="high" chart:style-name="ch2"/>
        <chart:plot-area chart:style-name="ch3" table:cell-range-address="Sheet5.A1:Sheet5.A167" svg:x="0.577cm" svg:y="0.423cm" svg:width="24.893cm" svg:height="20.34cm">
          <chartooo:coordinate-region svg:x="1.384cm" svg:y="0.544cm" svg:width="24.086cm" svg:height="19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1:Sheet5.A167" chart:class="chart:line">
            <chart:data-point chart:repeated="1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A1:Sheet5.A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49cm" svg:height="18.025cm" xlink:href=".." xlink:type="simple" chart:class="chart:line" chart:style-name="ch1">
        <chart:legend chart:legend-position="end" svg:x="29.08cm" svg:y="8.215cm" style:legend-expansion="high" chart:style-name="ch2"/>
        <chart:plot-area chart:style-name="ch3" table:cell-range-address="Sheet6.A2:Sheet6.B100" svg:x="0.662cm" svg:y="0.36cm" svg:width="27.756cm" svg:height="17.305cm">
          <chartooo:coordinate-region svg:x="1.469cm" svg:y="0.559cm" svg:width="26.81cm" svg:height="16.3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class="chart:line">
            <chart:regression-curve chart:style-name="ch7"/>
            <chart:data-point chart:repeated="99"/>
          </chart:series>
          <chart:series chart:style-name="ch8" chart:values-cell-range-address="Sheet6.B2:Sheet6.B100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0.209cm" svg:height="20.359cm" xlink:href=".." xlink:type="simple" chart:class="chart:line" chart:style-name="ch1">
        <chart:legend chart:legend-position="end" svg:x="57.357cm" svg:y="9.88cm" style:legend-expansion="high" chart:style-name="ch2"/>
        <chart:plot-area chart:style-name="ch3" table:cell-range-address="Sheet5.C1:Sheet5.C133" svg:x="1.204cm" svg:y="0.407cm" svg:width="54.949cm" svg:height="19.545cm">
          <chartooo:coordinate-region svg:x="2.011cm" svg:y="0.528cm" svg:width="54.001cm" svg:height="18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1:Sheet5.C133" chart:class="chart:line"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C1:Sheet5.C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25cm" svg:height="27.545cm" xlink:href=".." xlink:type="simple" chart:class="chart:scatter" chart:style-name="ch1">
        <chart:legend chart:legend-position="end" svg:x="34.573cm" svg:y="13.224cm" style:legend-expansion="high" chart:style-name="ch2"/>
        <chart:plot-area chart:style-name="ch3" table:cell-range-address="Sheet7.A1:Sheet7.C134" svg:x="0.748cm" svg:y="0.55cm" svg:width="33.077cm" svg:height="26.445cm">
          <chartooo:coordinate-region svg:x="1.555cm" svg:y="0.749cm" svg:width="31.898cm" svg:height="25.5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134" chart:class="chart:scatter">
            <chart:domain table:cell-range-address="Sheet7.A1:Sheet7.A134"/>
            <chart:data-point chart:repeated="134"/>
          </chart:series>
          <chart:series chart:style-name="ch7" chart:values-cell-range-address="Sheet7.C1:Sheet7.C134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">
                <text:p>1750</text:p>
                <draw:g>
                  <svg:desc>Sheet7.A1:Sheet7.A134</svg:desc>
                </draw:g>
              </table:table-cell>
              <table:table-cell office:value-type="float" office:value="329">
                <text:p>329</text:p>
                <draw:g>
                  <svg:desc>Sheet7.B1:Sheet7.B134</svg:desc>
                </draw:g>
              </table:table-cell>
              <table:table-cell office:value-type="float" office:value="329">
                <text:p>329</text:p>
                <draw:g>
                  <svg:desc>Sheet7.C1:Sheet7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1">
                <text:p>1751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2">
                <text:p>1752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3">
                <text:p>1753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4">
                <text:p>1754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5">
                <text:p>1755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6">
                <text:p>1756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7">
                <text:p>1757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">
                <text:p>1758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">
                <text:p>176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1">
                <text:p>1761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">
                <text:p>176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3">
                <text:p>1763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4">
                <text:p>1764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5">
                <text:p>1765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6">
                <text:p>176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7">
                <text:p>1767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8">
                <text:p>1768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0">
                <text:p>1770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1">
                <text:p>1771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2">
                <text:p>1772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3">
                <text:p>1773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4">
                <text:p>1774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5">
                <text:p>1775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6">
                <text:p>177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7">
                <text:p>177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8">
                <text:p>1778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9">
                <text:p>1779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0">
                <text:p>1780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1">
                <text:p>1781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2">
                <text:p>1782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3">
                <text:p>1783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4">
                <text:p>1784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5">
                <text:p>178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">
                <text:p>178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7">
                <text:p>1787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8">
                <text:p>1788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9">
                <text:p>1789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0">
                <text:p>1790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1">
                <text:p>1791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2">
                <text:p>1792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3">
                <text:p>1793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4">
                <text:p>1794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5">
                <text:p>1795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6">
                <text:p>1796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7">
                <text:p>1797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98">
                <text:p>1798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9">
                <text:p>1799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1">
                <text:p>1801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2">
                <text:p>1802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3">
                <text:p>1803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4">
                <text:p>1804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5">
                <text:p>180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6">
                <text:p>180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7">
                <text:p>1807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8">
                <text:p>1808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9">
                <text:p>1809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0">
                <text:p>181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1">
                <text:p>181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2">
                <text:p>1812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3">
                <text:p>1813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4">
                <text:p>1814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5">
                <text:p>1815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6">
                <text:p>1816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7">
                <text:p>18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8">
                <text:p>1818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9">
                <text:p>1819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0">
                <text:p>1820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1">
                <text:p>1821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2">
                <text:p>1822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3">
                <text:p>1823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4">
                <text:p>1824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5">
                <text:p>182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26">
                <text:p>1826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7">
                <text:p>182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8">
                <text:p>1828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9">
                <text:p>1829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0">
                <text:p>183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1">
                <text:p>183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2">
                <text:p>183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3">
                <text:p>183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4">
                <text:p>183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5">
                <text:p>183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36">
                <text:p>1836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7">
                <text:p>1837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38">
                <text:p>1838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9">
                <text:p>1839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0">
                <text:p>1840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1">
                <text:p>1841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2">
                <text:p>184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43">
                <text:p>1843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44">
                <text:p>1844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45">
                <text:p>1845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6">
                <text:p>1846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7">
                <text:p>184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48">
                <text:p>1848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9">
                <text:p>1849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693cm" svg:height="38.835cm" xlink:href=".." xlink:type="simple" chart:class="chart:line" chart:style-name="ch1">
        <chart:legend chart:legend-position="end" svg:x="39.841cm" svg:y="18.371cm" style:legend-expansion="high" chart:style-name="ch2"/>
        <chart:plot-area chart:style-name="ch3" table:cell-range-address="Sheet8.B1:Sheet8.E131" svg:x="0.853cm" svg:y="0.776cm" svg:width="38.135cm" svg:height="37.283cm">
          <chartooo:coordinate-region svg:x="1.765cm" svg:y="0.976cm" svg:width="37.082cm" svg:height="36.8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1:Sheet8.B131" chart:class="chart:line">
            <chart:data-point chart:repeated="131"/>
          </chart:series>
          <chart:series chart:style-name="ch7" chart:values-cell-range-address="Sheet8.C1:Sheet8.C131" chart:class="chart:line">
            <chart:data-point chart:repeated="131"/>
          </chart:series>
          <chart:series chart:style-name="ch8" chart:values-cell-range-address="Sheet8.D1:Sheet8.D131" chart:class="chart:line">
            <chart:data-point chart:repeated="131"/>
          </chart:series>
          <chart:series chart:style-name="ch9" chart:values-cell-range-address="Sheet8.E1:Sheet8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8.B1:Sheet8.B131</svg:desc>
                </draw:g>
              </table:table-cell>
              <table:table-cell office:value-type="float" office:value="329">
                <text:p>329</text:p>
                <draw:g>
                  <svg:desc>Sheet8.C1:Sheet8.C131</svg:desc>
                </draw:g>
              </table:table-cell>
              <table:table-cell office:value-type="float" office:value="91.4141414141">
                <text:p>91.4141414141</text:p>
                <draw:g>
                  <svg:desc>Sheet8.D1:Sheet8.D131</svg:desc>
                </draw:g>
              </table:table-cell>
              <table:table-cell office:value-type="float" office:value="20">
                <text:p>20</text:p>
                <draw:g>
                  <svg:desc>Sheet8.E1:Sheet8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1.4141414141">
                <text:p>91.4141414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46cm" svg:height="63.969cm" xlink:href=".." xlink:type="simple" chart:class="chart:line" chart:style-name="ch1">
        <chart:legend chart:legend-position="end" svg:x="37.994cm" svg:y="30.938cm" style:legend-expansion="high" chart:style-name="ch2"/>
        <chart:plot-area chart:style-name="ch3" table:cell-range-address="Sheet9.B1:Sheet9.E131" svg:x="0.816cm" svg:y="1.279cm" svg:width="36.362cm" svg:height="61.411cm">
          <chartooo:coordinate-region svg:x="1.914cm" svg:y="1.478cm" svg:width="35.264cm" svg:height="61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1:Sheet9.B131" chart:class="chart:line">
            <chart:data-point chart:repeated="131"/>
          </chart:series>
          <chart:series chart:style-name="ch7" chart:values-cell-range-address="Sheet9.C1:Sheet9.C131" chart:class="chart:line">
            <chart:data-point chart:repeated="131"/>
          </chart:series>
          <chart:series chart:style-name="ch8" chart:values-cell-range-address="Sheet9.D1:Sheet9.D131" chart:class="chart:line">
            <chart:data-point chart:repeated="131"/>
          </chart:series>
          <chart:series chart:style-name="ch9" chart:values-cell-range-address="Sheet9.E1:Sheet9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9.B1:Sheet9.B131</svg:desc>
                </draw:g>
              </table:table-cell>
              <table:table-cell office:value-type="float" office:value="329">
                <text:p>329</text:p>
                <draw:g>
                  <svg:desc>Sheet9.C1:Sheet9.C131</svg:desc>
                </draw:g>
              </table:table-cell>
              <table:table-cell office:value-type="float" office:value="-30.5632125655">
                <text:p>-30.5632125655</text:p>
                <draw:g>
                  <svg:desc>Sheet9.D1:Sheet9.D131</svg:desc>
                </draw:g>
              </table:table-cell>
              <table:table-cell office:value-type="float" office:value="20">
                <text:p>20</text:p>
                <draw:g>
                  <svg:desc>Sheet9.E1:Sheet9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30.5632125655">
                <text:p>-30.56321256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